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" style:font-adornments="Predeterminado" style:font-family-generic="roman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3" svg:font-family="Arial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4" svg:font-family="Arial" style:font-adornments="Predeterminado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Light_20_Filled_20_Box">
      <style:graphic-properties svg:stroke-width="0.025cm" svg:stroke-color="#808080" draw:marker-start-width="0.025cm" draw:marker-end-width="0.025cm" draw:fill="gradient" draw:fill-color="#feffc2" draw:fill-gradient-name="Gradient_20_9" draw:textarea-horizontal-align="center" draw:textarea-vertical-align="middle" fo:padding-top="0.012cm" fo:padding-bottom="0.012cm" fo:padding-left="0.012cm" fo:padding-right="0.012cm"/>
    </style:style>
    <style:style style:name="gr2" style:family="graphic" style:parent-style-name="Light_20_Filled_20_Box">
      <style:graphic-properties draw:stroke="none" svg:stroke-width="0.025cm" svg:stroke-color="#c0c0c0" draw:marker-start-width="0.025cm" draw:marker-end-width="0.025cm" draw:fill="none" draw:fill-color="#feffc2" draw:textarea-horizontal-align="center" draw:textarea-vertical-align="middle" fo:padding-top="0.012cm" fo:padding-bottom="0.012cm" fo:padding-left="0.012cm" fo:padding-right="0.012cm"/>
    </style:style>
    <style:style style:name="gr3" style:family="graphic" style:parent-style-name="standard">
      <style:graphic-properties svg:stroke-color="#666666" draw:marker-start="Arrow" draw:marker-start-width="0.152cm"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width="0.025cm" draw:marker-start-width="0.356cm" draw:marker-end-width="0.356cm" draw:textarea-horizontal-align="justify" draw:textarea-vertical-align="middle" draw:auto-grow-height="false" fo:padding-top="0.113cm" fo:padding-bottom="0.113cm" fo:padding-left="0.238cm" fo:padding-right="0.238cm"/>
    </style:style>
    <style:style style:name="gr5" style:family="graphic" style:parent-style-name="Light_20_Filled_20_Box">
      <style:graphic-properties svg:stroke-width="0.025cm" svg:stroke-color="#808080" draw:marker-start-width="0.025cm" draw:marker-end-width="0.025cm" draw:fill="gradient" draw:fill-color="#ffe69b" draw:fill-gradient-name="Red_2f_White" draw:textarea-horizontal-align="center" draw:textarea-vertical-align="middle" fo:padding-top="0.012cm" fo:padding-bottom="0.012cm" fo:padding-left="0.012cm" fo:padding-right="0.012cm"/>
    </style:style>
    <style:style style:name="gr6" style:family="graphic" style:parent-style-name="Light_20_Filled_20_Box">
      <style:graphic-properties svg:stroke-width="0.025cm" svg:stroke-color="#808080" draw:marker-start-width="0.025cm" draw:marker-end-width="0.025cm" draw:fill="gradient" draw:fill-color="#e2c2ff" draw:fill-gradient-name="Linear_20_blue_2f_white" draw:textarea-horizontal-align="center" draw:textarea-vertical-align="middle" fo:padding-top="0.012cm" fo:padding-bottom="0.012cm" fo:padding-left="0.012cm" fo:padding-right="0.012cm"/>
    </style:style>
    <style:style style:name="gr7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cm" fo:min-width="9.908cm"/>
    </style:style>
    <style:style style:name="gr9" style:family="graphic" style:parent-style-name="Light_20_Filled_20_Box">
      <style:graphic-properties svg:stroke-width="0.025cm" svg:stroke-color="#b3b3b3" draw:marker-start-width="0.037cm" draw:marker-end-width="0.037cm" draw:fill="gradient" draw:fill-color="#feffc2" draw:fill-gradient-name="Grays" draw:textarea-horizontal-align="center" draw:textarea-vertical-align="middle" fo:padding-top="0.012cm" fo:padding-bottom="0.012cm" fo:padding-left="0.012cm" fo:padding-right="0.012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7.11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6cm" fo:min-width="18.298cm"/>
    </style:style>
    <style:style style:name="gr15" style:family="graphic" style:parent-style-name="objectwithoutfill">
      <style:graphic-properties svg:stroke-width="0.203cm" draw:marker-start-width="0.609cm" draw:marker-end-width="0.609cm" draw:fill="none" draw:textarea-horizontal-align="center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fo:min-height="1.75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6.745cm"/>
    </style:style>
    <style:style style:name="gr19" style:family="graphic" style:parent-style-name="standard">
      <style:graphic-properties draw:stroke="none" svg:stroke-color="#000000" draw:fill="none" draw:fill-color="#ffffff" fo:min-height="0.715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effc2" draw:fill-gradient-name="Gradient_20_9"/>
      <style:paragraph-properties fo:text-align="center"/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P3" style:family="paragraph">
      <loext:graphic-properties draw:fill="none" draw:fill-color="#feffc2"/>
      <style:paragraph-properties fo:text-align="center"/>
      <style:text-properties fo:color="#333333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="gradient" draw:fill-color="#ffe69b" draw:fill-gradient-name="Red_2f_White"/>
      <style:paragraph-properties fo:text-align="center"/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P5" style:family="paragraph">
      <loext:graphic-properties draw:fill="gradient" draw:fill-color="#e2c2ff" draw:fill-gradient-name="Linear_20_blue_2f_white"/>
      <style:paragraph-properties fo:text-align="center"/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P6" style:family="paragraph">
      <loext:graphic-properties draw:fill="none" draw:fill-color="#feffc2"/>
      <style:paragraph-properties fo:text-align="center"/>
      <style:text-properties fo:color="#333333" style:font-name="DejaVu Sans Condensed1" fo:font-size="4.90000009536743pt" fo:font-weight="normal" style:font-size-asian="4.90000009536743pt" style:font-weight-asian="normal" style:font-size-complex="4.90000009536743pt" style:font-weight-complex="normal"/>
    </style:style>
    <style:style style:name="P7" style:family="paragraph">
      <loext:graphic-properties draw:fill="none"/>
      <style:paragraph-properties fo:text-align="center"/>
      <style:text-properties fo:color="#ff3333"/>
    </style:style>
    <style:style style:name="P8" style:family="paragraph">
      <style:paragraph-properties>
        <style:tab-stops>
          <style:tab-stop style:position="0.102cm"/>
        </style:tab-stops>
      </style:paragraph-properties>
    </style:style>
    <style:style style:name="P9" style:family="paragraph">
      <loext:graphic-properties draw:fill="none" draw:fill-color="#ffffff"/>
      <style:paragraph-properties>
        <style:tab-stops>
          <style:tab-stop style:position="0.102cm"/>
        </style:tab-stops>
      </style:paragraph-properties>
      <style:text-properties fo:color="#ff3333"/>
    </style:style>
    <style:style style:name="P10" style:family="paragraph">
      <loext:graphic-properties draw:fill="gradient" draw:fill-color="#feffc2" draw:fill-gradient-name="Grays"/>
      <style:paragraph-properties fo:text-align="center"/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6pt" style:font-size-asian="13pt" style:font-size-complex="13pt"/>
    </style:style>
    <style:style style:name="P13" style:family="paragraph">
      <loext:graphic-properties draw:fill="none" draw:fill-color="#ffffff"/>
      <style:text-properties fo:color="#ff3333" fo:font-size="4.90000009536743pt" style:font-size-asian="11pt" style:font-size-complex="11pt"/>
    </style:style>
    <style:style style:name="P14" style:family="paragraph">
      <loext:graphic-properties draw:fill="none" draw:fill-color="#ffffff"/>
      <style:text-properties fo:font-size="20pt" style:font-size-asian="44pt" style:font-size-complex="44pt"/>
    </style:style>
    <style:style style:name="P15" style:family="paragraph">
      <loext:graphic-properties draw:fill="none" draw:fill-color="#ffffff"/>
      <style:paragraph-properties>
        <style:tab-stops>
          <style:tab-stop style:position="0.102cm"/>
        </style:tab-stops>
      </style:paragraph-properties>
      <style:text-properties fo:color="#ff3333" fo:font-size="13pt" style:font-size-asian="26pt" style:font-size-complex="26pt"/>
    </style:style>
    <style:style style:name="T1" style:family="text"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T2" style:family="text">
      <style:text-properties fo:color="#333333"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333333" style:font-name="DejaVu Sans Condensed1" fo:font-size="4.90000009536743pt" fo:font-weight="normal" style:font-size-asian="4.90000009536743pt" style:font-weight-asian="normal" style:font-size-complex="4.90000009536743pt" style:font-weight-complex="normal"/>
    </style:style>
    <style:style style:name="T4" style:family="text">
      <style:text-properties fo:color="#ff3333"/>
    </style:style>
    <style:style style:name="T5" style:family="text">
      <style:text-properties fo:color="#ff3333" fo:font-size="6pt" style:font-size-asian="13pt" style:font-size-complex="13pt"/>
    </style:style>
    <style:style style:name="T6" style:family="text">
      <style:text-properties fo:font-size="6pt" style:font-size-asian="13pt" style:font-size-complex="13pt"/>
    </style:style>
    <style:style style:name="T7" style:family="text">
      <style:text-properties fo:color="#009900" fo:font-size="6pt" style:font-size-asian="13pt" style:font-size-complex="13pt"/>
    </style:style>
    <style:style style:name="T8" style:family="text">
      <style:text-properties fo:color="#ff3333" fo:font-size="4.90000009536743pt" style:font-size-asian="11pt" style:font-size-complex="11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fo:font-weight="normal" style:font-weight-asian="normal" style:font-weight-complex="normal"/>
    </style:style>
    <style:style style:name="T11" style:family="text">
      <style:text-properties fo:font-size="20pt" style:font-size-asian="44pt" style:font-size-complex="44pt"/>
    </style:style>
    <style:style style:name="T12" style:family="text">
      <style:text-properties fo:color="#ff3333" fo:font-size="13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1.5cm" svg:height="1.25cm" svg:x="5.482cm" svg:y="3.1cm">
          <text:p text:style-name="P1"><text:span text:style-name="T1">Compute</text:span></text:p>
          <text:p text:style-name="P1"><text:span text:style-name="T1">Unit 0</text:span></text:p>
        </draw:rect>
        <draw:rect draw:style-name="gr1" draw:text-style-name="P2" draw:layer="layout" svg:width="1.5cm" svg:height="1.25cm" svg:x="7.232cm" svg:y="3.1cm">
          <text:p text:style-name="P1"><text:span text:style-name="T1">Compute</text:span></text:p>
          <text:p text:style-name="P1"><text:span text:style-name="T1">Unit 1</text:span></text:p>
        </draw:rect>
        <draw:rect draw:style-name="gr1" draw:text-style-name="P2" draw:layer="layout" svg:width="1.5cm" svg:height="1.25cm" svg:x="14.732cm" svg:y="3.1cm">
          <text:p text:style-name="P1"><text:span text:style-name="T1">Compute</text:span></text:p>
          <text:p text:style-name="P1"><text:span text:style-name="T1">Unit 15</text:span></text:p>
        </draw:rect>
        <draw:rect draw:style-name="gr2" draw:text-style-name="P3" draw:layer="layout" svg:width="1cm" svg:height="0.75cm" svg:x="13.732cm" svg:y="3.35cm">
          <text:p text:style-name="P1"><text:span text:style-name="T2">···</text:span></text:p>
        </draw:rect>
        <draw:line draw:style-name="gr3" draw:text-style-name="P1" draw:layer="layout" svg:x1="6.232cm" svg:y1="4.35cm" svg:x2="6.232cm" svg:y2="4.85cm">
          <text:p/>
        </draw:line>
        <draw:line draw:style-name="gr3" draw:text-style-name="P1" draw:layer="layout" svg:x1="7.982cm" svg:y1="4.35cm" svg:x2="7.982cm" svg:y2="4.85cm">
          <text:p/>
        </draw:line>
        <draw:line draw:style-name="gr3" draw:text-style-name="P1" draw:layer="layout" svg:x1="15.482cm" svg:y1="4.35cm" svg:x2="15.482cm" svg:y2="4.85cm">
          <text:p/>
        </draw:line>
        <draw:custom-shape draw:style-name="gr4" draw:text-style-name="P1" draw:layer="layout" svg:width="11.25cm" svg:height="11cm" svg:x="5.232cm" svg:y="2.85cm">
          <text:p/>
          <draw:enhanced-geometry svg:viewBox="0 0 21600 21600" draw:type="rectangle" draw:enhanced-path="M 0 0 L 21600 0 21600 21600 0 21600 0 0 Z N"/>
        </draw:custom-shape>
        <draw:rect draw:style-name="gr5" draw:text-style-name="P4" draw:layer="layout" svg:width="1.5cm" svg:height="0.75cm" svg:x="5.482cm" svg:y="4.85cm">
          <text:p text:style-name="P1"><text:span text:style-name="T1">L1-0</text:span></text:p>
        </draw:rect>
        <draw:rect draw:style-name="gr5" draw:text-style-name="P4" draw:layer="layout" svg:width="1.5cm" svg:height="0.75cm" svg:x="7.224cm" svg:y="4.85cm">
          <text:p text:style-name="P1"><text:span text:style-name="T1">L1-1</text:span></text:p>
        </draw:rect>
        <draw:rect draw:style-name="gr5" draw:text-style-name="P4" draw:layer="layout" svg:width="1.5cm" svg:height="0.75cm" svg:x="14.724cm" svg:y="4.85cm">
          <text:p text:style-name="P1"><text:span text:style-name="T1">L1-15</text:span></text:p>
        </draw:rect>
        <draw:rect draw:style-name="gr6" draw:text-style-name="P5" draw:layer="layout" svg:width="10.75cm" svg:height="0.5cm" svg:x="5.482cm" svg:y="6.118cm">
          <text:p text:style-name="P1"><text:span text:style-name="T1">Ideal Interconnect – Fix Latency = 1</text:span></text:p>
        </draw:rect>
        <draw:line draw:style-name="gr3" draw:text-style-name="P1" draw:layer="layout" svg:x1="6.232cm" svg:y1="5.611cm" svg:x2="6.232cm" svg:y2="6.111cm">
          <text:p/>
        </draw:line>
        <draw:line draw:style-name="gr3" draw:text-style-name="P1" draw:layer="layout" svg:x1="7.978cm" svg:y1="5.599cm" svg:x2="7.978cm" svg:y2="6.099cm">
          <text:p/>
        </draw:line>
        <draw:line draw:style-name="gr3" draw:text-style-name="P1" draw:layer="layout" svg:x1="15.478cm" svg:y1="5.587cm" svg:x2="15.478cm" svg:y2="6.087cm">
          <text:p/>
        </draw:line>
        <draw:rect draw:style-name="gr1" draw:text-style-name="P2" draw:layer="layout" svg:width="1.5cm" svg:height="1.25cm" svg:x="9.882cm" svg:y="3.094cm">
          <text:p text:style-name="P1"><text:span text:style-name="T1">Compute</text:span></text:p>
          <text:p text:style-name="P1"><text:span text:style-name="T1">Unit 2</text:span></text:p>
        </draw:rect>
        <draw:rect draw:style-name="gr1" draw:text-style-name="P2" draw:layer="layout" svg:width="1.5cm" svg:height="1.25cm" svg:x="11.632cm" svg:y="3.094cm">
          <text:p text:style-name="P1"><text:span text:style-name="T1">Compute</text:span></text:p>
          <text:p text:style-name="P1"><text:span text:style-name="T1">Unit 3</text:span></text:p>
        </draw:rect>
        <draw:line draw:style-name="gr3" draw:text-style-name="P1" draw:layer="layout" svg:x1="10.632cm" svg:y1="4.344cm" svg:x2="10.632cm" svg:y2="4.844cm">
          <text:p/>
        </draw:line>
        <draw:line draw:style-name="gr3" draw:text-style-name="P1" draw:layer="layout" svg:x1="12.382cm" svg:y1="4.344cm" svg:x2="12.382cm" svg:y2="4.844cm">
          <text:p/>
        </draw:line>
        <draw:rect draw:style-name="gr5" draw:text-style-name="P4" draw:layer="layout" svg:width="1.5cm" svg:height="0.75cm" svg:x="9.882cm" svg:y="4.844cm">
          <text:p text:style-name="P1"><text:span text:style-name="T1">L1-2</text:span></text:p>
        </draw:rect>
        <draw:rect draw:style-name="gr5" draw:text-style-name="P4" draw:layer="layout" svg:width="1.5cm" svg:height="0.75cm" svg:x="11.624cm" svg:y="4.844cm">
          <text:p text:style-name="P1"><text:span text:style-name="T1">L1-3</text:span></text:p>
        </draw:rect>
        <draw:line draw:style-name="gr3" draw:text-style-name="P1" draw:layer="layout" svg:x1="10.632cm" svg:y1="5.605cm" svg:x2="10.632cm" svg:y2="6.105cm">
          <text:p/>
        </draw:line>
        <draw:line draw:style-name="gr3" draw:text-style-name="P1" draw:layer="layout" svg:x1="12.378cm" svg:y1="5.593cm" svg:x2="12.378cm" svg:y2="6.093cm">
          <text:p/>
        </draw:line>
        <draw:rect draw:style-name="gr5" draw:text-style-name="P4" draw:layer="layout" svg:width="0.75cm" svg:height="1.5cm" svg:x="8.918cm" svg:y="3.35cm">
          <text:p text:style-name="P1"><text:span text:style-name="T1">Scalar</text:span><text:span text:style-name="T1"><text:line-break/></text:span><text:span text:style-name="T1">L1-0</text:span></text:p>
        </draw:rect>
        <draw:line draw:style-name="gr3" draw:text-style-name="P1" draw:layer="layout" svg:x1="9.314cm" svg:y1="4.85cm" svg:x2="9.314cm" svg:y2="6.1cm">
          <text:p/>
        </draw:line>
        <draw:rect draw:style-name="gr5" draw:text-style-name="P4" draw:layer="layout" svg:width="1.5cm" svg:height="0.75cm" svg:x="7.127cm" svg:y="7.114cm">
          <text:p text:style-name="P1"><text:span text:style-name="T1">L2-0</text:span></text:p>
        </draw:rect>
        <draw:rect draw:style-name="gr5" draw:text-style-name="P4" draw:layer="layout" svg:width="1.5cm" svg:height="0.75cm" svg:x="9.127cm" svg:y="7.114cm">
          <text:p text:style-name="P1"><text:span text:style-name="T1">L2-1</text:span></text:p>
        </draw:rect>
        <draw:rect draw:style-name="gr5" draw:text-style-name="P4" draw:layer="layout" svg:width="1.5cm" svg:height="0.75cm" svg:x="11.127cm" svg:y="7.114cm">
          <text:p text:style-name="P1"><text:span text:style-name="T1">L2-2</text:span></text:p>
        </draw:rect>
        <draw:rect draw:style-name="gr5" draw:text-style-name="P4" draw:layer="layout" svg:width="1.5cm" svg:height="0.75cm" svg:x="13.127cm" svg:y="7.114cm">
          <text:p text:style-name="P1"><text:span text:style-name="T1">L2-3</text:span></text:p>
        </draw:rect>
        <draw:line draw:style-name="gr3" draw:text-style-name="P1" draw:layer="layout" svg:x1="7.932cm" svg:y1="6.599cm" svg:x2="7.932cm" svg:y2="7.099cm">
          <text:p/>
        </draw:line>
        <draw:line draw:style-name="gr3" draw:text-style-name="P1" draw:layer="layout" svg:x1="9.932cm" svg:y1="6.605cm" svg:x2="9.932cm" svg:y2="7.105cm">
          <text:p/>
        </draw:line>
        <draw:line draw:style-name="gr3" draw:text-style-name="P1" draw:layer="layout" svg:x1="11.905cm" svg:y1="6.602cm" svg:x2="11.905cm" svg:y2="7.102cm">
          <text:p/>
        </draw:line>
        <draw:line draw:style-name="gr3" draw:text-style-name="P1" draw:layer="layout" svg:x1="13.896cm" svg:y1="6.608cm" svg:x2="13.896cm" svg:y2="7.108cm">
          <text:p/>
        </draw:line>
        <draw:rect draw:style-name="gr2" draw:text-style-name="P6" draw:layer="layout" svg:width="2.5cm" svg:height="0.278cm" svg:x="6.636cm" svg:y="7.6cm">
          <text:p text:style-name="P1"><text:span text:style-name="T3">DIV 64 mod 4 = 0</text:span></text:p>
        </draw:rect>
        <draw:rect draw:style-name="gr2" draw:text-style-name="P6" draw:layer="layout" svg:width="2.5cm" svg:height="0.278cm" svg:x="8.636cm" svg:y="7.6cm">
          <text:p text:style-name="P1"><text:span text:style-name="T3">DIV 64 mod 4 = 1</text:span></text:p>
        </draw:rect>
        <draw:rect draw:style-name="gr2" draw:text-style-name="P6" draw:layer="layout" svg:width="2.5cm" svg:height="0.278cm" svg:x="10.636cm" svg:y="7.6cm">
          <text:p text:style-name="P1"><text:span text:style-name="T3">DIV 64 mod 4 = 2</text:span></text:p>
        </draw:rect>
        <draw:rect draw:style-name="gr2" draw:text-style-name="P6" draw:layer="layout" svg:width="2.5cm" svg:height="0.278cm" svg:x="12.636cm" svg:y="7.6cm">
          <text:p text:style-name="P1"><text:span text:style-name="T3">DIV 64 mod 4 = 3</text:span></text:p>
        </draw:rect>
        <draw:line draw:style-name="gr7" draw:text-style-name="P7" draw:layer="layout" svg:x1="16.682cm" svg:y1="7.75cm" svg:x2="14.682cm" svg:y2="7.75cm">
          <text:p/>
        </draw:line>
        <draw:frame draw:style-name="gr8" draw:text-style-name="P9" draw:layer="layout" svg:width="10.408cm" svg:height="3.9cm" svg:x="16.532cm" svg:y="7.45cm">
          <draw:text-box>
            <text:p text:style-name="P8"><text:span text:style-name="T4">1) Why are we assigning 4 L1 to a single L2?</text:span></text:p>
            <text:p text:style-name="P8"><text:span text:style-name="T4">2) Is it the number of L2's, 4? The following link suggests 8.</text:span></text:p>
            <text:p text:style-name="P8"><text:span text:style-name="T5"><text:a xlink:href="http://www.neoseeker.com/Articles/Hardware/Roundups/AMD_HD_7870_7850/2.html" xlink:type="simple">http://www.neoseeker.com/Articles/Hardware/Roundups/AMD_HD_7870_7850/2.html</text:a></text:span></text:p>
            <text:p text:style-name="P8"><text:span text:style-name="T4">3) The L2's are not partitioned. Therfor it is very likely that we </text:span></text:p>
            <text:p text:style-name="P8"><text:span text:style-name="T4">will see a lot of data replacements between one certain L2 and </text:span></text:p>
            <text:p text:style-name="P8"><text:span text:style-name="T4">the others. Also there are a lot of L2 polutions (due to having multiple</text:span></text:p>
            <text:p text:style-name="P8"><text:span text:style-name="T4">copies of the same cache-line in multiple L2s which hurts </text:span><text:span text:style-name="T4"><text:line-break/></text:span><text:span text:style-name="T4">the traffic on the lower network (due to coherence)</text:span></text:p>
          </draw:text-box>
        </draw:frame>
        <draw:line draw:style-name="gr3" draw:text-style-name="P1" draw:layer="layout" svg:x1="7.932cm" svg:y1="7.887cm" svg:x2="10.232cm" svg:y2="9.1cm">
          <text:p/>
        </draw:line>
        <draw:line draw:style-name="gr3" draw:text-style-name="P1" draw:layer="layout" svg:x1="10.02cm" svg:y1="7.875cm" svg:x2="10.732cm" svg:y2="9.1cm">
          <text:p/>
        </draw:line>
        <draw:rect draw:style-name="gr9" draw:text-style-name="P10" draw:layer="layout" svg:width="1.25cm" svg:height="1.25cm" svg:x="10.182cm" svg:y="9.1cm">
          <text:p text:style-name="P1"><text:span text:style-name="T1">Switch</text:span></text:p>
        </draw:rect>
        <draw:line draw:style-name="gr3" draw:text-style-name="P1" draw:layer="layout" svg:x1="11.72cm" svg:y1="7.875cm" svg:x2="10.882cm" svg:y2="9.1cm">
          <text:p/>
        </draw:line>
        <draw:line draw:style-name="gr3" draw:text-style-name="P1" draw:layer="layout" svg:x1="13.982cm" svg:y1="7.85cm" svg:x2="11.395cm" svg:y2="9.088cm">
          <text:p/>
        </draw:line>
        <draw:rect draw:style-name="gr5" draw:text-style-name="P4" draw:layer="layout" svg:width="1.5cm" svg:height="0.75cm" svg:x="7.223cm" svg:y="13.058cm">
          <text:p text:style-name="P1"><text:span text:style-name="T1">MM-0</text:span></text:p>
        </draw:rect>
        <draw:rect draw:style-name="gr5" draw:text-style-name="P4" draw:layer="layout" svg:width="1.5cm" svg:height="0.75cm" svg:x="9.223cm" svg:y="13.058cm">
          <text:p text:style-name="P1"><text:span text:style-name="T1">MM-1</text:span></text:p>
        </draw:rect>
        <draw:rect draw:style-name="gr5" draw:text-style-name="P4" draw:layer="layout" svg:width="1.5cm" svg:height="0.75cm" svg:x="11.223cm" svg:y="13.058cm">
          <text:p text:style-name="P1"><text:span text:style-name="T1">MM-2</text:span></text:p>
        </draw:rect>
        <draw:rect draw:style-name="gr5" draw:text-style-name="P4" draw:layer="layout" svg:width="1.5cm" svg:height="0.75cm" svg:x="13.223cm" svg:y="13.058cm">
          <text:p text:style-name="P1"><text:span text:style-name="T1">MM-3</text:span></text:p>
        </draw:rect>
        <draw:rect draw:style-name="gr2" draw:text-style-name="P6" draw:layer="layout" svg:width="2.5cm" svg:height="0.278cm" svg:x="6.636cm" svg:y="12.094cm">
          <text:p text:style-name="P1"><text:span text:style-name="T3">DIV 64 mod 32 = 0</text:span></text:p>
        </draw:rect>
        <draw:rect draw:style-name="gr2" draw:text-style-name="P6" draw:layer="layout" svg:width="2.5cm" svg:height="0.278cm" svg:x="8.732cm" svg:y="13.544cm">
          <text:p text:style-name="P1"><text:span text:style-name="T3">DIV 64 mod 32 = 1</text:span></text:p>
        </draw:rect>
        <draw:rect draw:style-name="gr2" draw:text-style-name="P6" draw:layer="layout" svg:width="2.5cm" svg:height="0.278cm" svg:x="10.732cm" svg:y="13.544cm">
          <text:p text:style-name="P1"><text:span text:style-name="T3">DIV 64 mod 32 = 2</text:span></text:p>
        </draw:rect>
        <draw:rect draw:style-name="gr2" draw:text-style-name="P6" draw:layer="layout" svg:width="2.5cm" svg:height="0.278cm" svg:x="12.732cm" svg:y="13.544cm">
          <text:p text:style-name="P1"><text:span text:style-name="T3">DIV 64 mod 32 = 3</text:span></text:p>
        </draw:rect>
        <draw:line draw:style-name="gr3" draw:text-style-name="P1" draw:layer="layout" svg:x1="8.028cm" svg:y1="13.057cm" svg:x2="10.328cm" svg:y2="11.85cm">
          <text:p/>
        </draw:line>
        <draw:line draw:style-name="gr3" draw:text-style-name="P1" draw:layer="layout" svg:x1="10.116cm" svg:y1="13.069cm" svg:x2="10.828cm" svg:y2="11.85cm">
          <text:p/>
        </draw:line>
        <draw:line draw:style-name="gr3" draw:text-style-name="P1" draw:layer="layout" svg:x1="11.816cm" svg:y1="13.069cm" svg:x2="10.978cm" svg:y2="11.85cm">
          <text:p/>
        </draw:line>
        <draw:line draw:style-name="gr3" draw:text-style-name="P1" draw:layer="layout" svg:x1="14.078cm" svg:y1="13.094cm" svg:x2="11.491cm" svg:y2="11.862cm">
          <text:p/>
        </draw:line>
        <draw:line draw:style-name="gr3" draw:text-style-name="P1" draw:layer="layout" svg:x1="10.882cm" svg:y1="10.35cm" svg:x2="10.882cm" svg:y2="11.35cm">
          <text:p/>
        </draw:line>
        <draw:line draw:style-name="gr10" draw:text-style-name="P11" draw:layer="layout" svg:x1="6.982cm" svg:y1="11.6cm" svg:x2="15.232cm" svg:y2="11.6cm">
          <text:p/>
        </draw:line>
        <draw:frame draw:style-name="gr11" draw:text-style-name="P12" draw:layer="layout" svg:width="10.25cm" svg:height="0.489cm" svg:x="6.5cm" svg:y="11.15cm">
          <draw:text-box>
            <text:p><text:span text:style-name="T6">InterDram channel – </text:span><text:span text:style-name="T7">4 buses, 1 for each memory controller – each bus has two lanes - <text:s/>each bus 38.4 GB/s </text:span></text:p>
          </draw:text-box>
        </draw:frame>
        <draw:frame draw:style-name="gr12" draw:text-style-name="P9" draw:layer="layout" svg:width="7.61cm" svg:height="1.807cm" svg:x="15.823cm" svg:y="11.1cm">
          <draw:text-box>
            <text:p text:style-name="P8"><text:span text:style-name="T4">Am I right here?</text:span></text:p>
            <text:p text:style-name="P8"><text:span text:style-name="T4">1) 64 byte per cycle in the slides I shared</text:span></text:p>
            <text:p text:style-name="P8"><text:span text:style-name="T4">2) Each controller is stated to have 64B/cycle data</text:span></text:p>
            <text:p text:style-name="P8"><text:span text:style-name="T4">transfer. So should we do 4 lanes?</text:span></text:p>
          </draw:text-box>
        </draw:frame>
        <draw:line draw:style-name="gr10" draw:text-style-name="P11" draw:layer="layout" svg:x1="6.982cm" svg:y1="11.8cm" svg:x2="15.232cm" svg:y2="11.8cm">
          <text:p/>
        </draw:line>
        <draw:rect draw:style-name="gr2" draw:text-style-name="P6" draw:layer="layout" svg:width="2.5cm" svg:height="0.278cm" svg:x="6.732cm" svg:y="13.544cm">
          <text:p text:style-name="P1"><text:span text:style-name="T3">DIV 64 mod 32 =0</text:span></text:p>
        </draw:rect>
        <draw:frame draw:style-name="gr13" draw:text-style-name="P13" draw:layer="layout" svg:width="1.5cm" svg:height="1cm" svg:x="5.732cm" svg:y="13.1cm">
          <draw:text-box>
            <text:p><text:span text:style-name="T8">Latency = min 29 cycles</text:span></text:p>
          </draw:text-box>
        </draw:frame>
        <draw:frame draw:style-name="gr14" draw:text-style-name="P9" draw:layer="layout" svg:width="18.798cm" svg:height="2.196cm" svg:x="5.5cm" svg:y="14.5cm">
          <draw:text-box>
            <text:p text:style-name="P8"><text:span text:style-name="T4">The GPUs are connected to each other through either PCIe bus, NVLink, or another network suggested by Kim.</text:span></text:p>
            <text:p text:style-name="P8"><text:span text:style-name="T4">Kim network is not considering the </text:span><text:span text:style-name="T9">Wire Latency</text:span><text:span text:style-name="T10"> so first course of action is to calculate this latency, and the NVLink.</text:span></text:p>
            <text:p text:style-name="P8"><text:span text:style-name="T10"/></text:p>
            <text:p text:style-name="P8"><text:span text:style-name="T10">* Important. The first data copy is also uses one of these networks. So whatever the latency is we should measure the latency of a</text:span></text:p>
            <text:p text:style-name="P8"><text:span text:style-name="T10">mem-copy of each Partition over the connections, and add them up to the whole execution time (in a serialize fashion)</text:span></text:p>
          </draw:text-box>
        </draw:frame>
        <draw:line draw:style-name="gr3" draw:text-style-name="P1" draw:layer="layout" svg:x1="4.25cm" svg:y1="9.782cm" svg:x2="10.25cm" svg:y2="9.782cm">
          <text:p/>
        </draw:line>
        <draw:line draw:style-name="gr15" draw:text-style-name="P11" draw:layer="layout" svg:x1="4.25cm" svg:y1="1.5cm" svg:x2="4cm" svg:y2="20.59cm">
          <text:p/>
        </draw:line>
        <draw:frame draw:style-name="gr16" draw:text-style-name="P14" draw:layer="layout" svg:width="5cm" svg:height="2cm" svg:x="4.75cm" svg:y="17.6cm">
          <draw:text-box>
            <text:p><text:span text:style-name="T11">GPU1, GPU2, GPU3 , ….</text:span></text:p>
          </draw:text-box>
        </draw:frame>
        <draw:line draw:style-name="gr17" draw:text-style-name="P11" draw:layer="layout" svg:x1="4.5cm" svg:y1="17.1cm" svg:x2="4.5cm" svg:y2="19.1cm">
          <text:p/>
        </draw:line>
        <draw:frame draw:style-name="gr16" draw:text-style-name="P14" draw:layer="layout" svg:width="5cm" svg:height="2cm" svg:x="5cm" svg:y="1.5cm">
          <draw:text-box>
            <text:p><text:span text:style-name="T11">GPU0</text:span></text:p>
          </draw:text-box>
        </draw:frame>
        <draw:frame draw:style-name="gr18" draw:text-style-name="P15" draw:layer="layout" svg:width="17.245cm" svg:height="0.764cm" svg:x="9.452cm" svg:y="18.75cm">
          <draw:text-box>
            <text:p text:style-name="P8"><text:span text:style-name="T12">Yifan, would you review this and see if I am missing something? Thank you limitless, Kavi</text:span></text:p>
          </draw:text-box>
        </draw:frame>
        <draw:frame draw:style-name="gr19" draw:text-style-name="P12" draw:layer="layout" svg:width="3cm" svg:height="0.965cm" svg:x="16.5cm" svg:y="4.785cm">
          <draw:text-box>
            <text:p><text:span text:style-name="T7">L1V 16K</text:span></text:p>
            <text:p><text:span text:style-name="T7">L1S 32K</text:span></text:p>
            <text:p><text:span text:style-name="T7"/></text:p>
          </draw:text-box>
        </draw:frame>
        <draw:frame draw:style-name="gr19" draw:text-style-name="P12" draw:layer="layout" svg:width="3cm" svg:height="0.965cm" svg:x="16.5cm" svg:y="7.035cm">
          <draw:text-box>
            <text:p><text:span text:style-name="T7">L2 16 way, 64B cache line, </text:span></text:p>
            <text:p><text:span text:style-name="T7">128 K each cache.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" style:font-adornments="Predeterminado" style:font-family-generic="roman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3" svg:font-family="Arial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4" svg:font-family="Arial" style:font-adornments="Predeterminado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e3ff45" draw:end-color="#feffc2" draw:start-intensity="100%" draw:end-intensity="100%" draw:angle="1800" draw:border="0%"/>
    <draw:gradient draw:name="Grays" draw:style="linear" draw:start-color="#e6e6e6" draw:end-color="#ffffff" draw:start-intensity="100%" draw:end-intensity="100%" draw:angle="1800" draw:border="0%"/>
    <draw:gradient draw:name="Linear_20_blue_2f_white" draw:display-name="Linear blue/white" draw:style="linear" draw:start-color="#e2c2ff" draw:end-color="#ffffff" draw:start-intensity="100%" draw:end-intensity="100%" draw:angle="1800" draw:border="0%"/>
    <draw:gradient draw:name="Red_2f_White" draw:display-name="Red/White" draw:style="linear" draw:start-color="#ffc05d" draw:end-color="#ffe69b" draw:start-intensity="100%" draw:end-intensity="100%" draw:angle="18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152cm" draw:dots2="1" draw:dots2-length="0.152cm" draw:distance="0.203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cm" svg:stroke-color="#000000" draw:marker-start-width="0.38cm" draw:marker-start-center="false" draw:marker-end-width="0.38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Times New Roman1" fo:font-family="'Times New Roman'" style:font-style-name="Normal" style:font-family-generic="roman" style:font-pitch="variable" fo:font-size="9pt"/>
    </style:style>
    <style:style style:name="textbody" style:family="graphic" style:parent-style-name="standard">
      <style:graphic-properties draw:stroke="none" draw:fill="none"/>
      <style:paragraph-properties fo:line-height="85%" fo:text-align="center"/>
      <style:text-properties style:font-name="Times2" fo:font-family="Times" style:font-style-name="Predeterminado" style:font-family-generic="roman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style:font-name="Arial2" fo:font-family="Arial" style:font-style-name="Normal" style:font-family-generic="swiss" style:font-pitch="variable" fo:font-size="1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" style:family="graphic" style:parent-style-name="standard">
      <style:graphic-properties draw:stroke="dash" draw:stroke-dash="Ultrafine_20_Dashed" svg:stroke-width="0.1cm" draw:marker-start-width="0.46cm" draw:marker-end-width="0.46cm"/>
    </style:style>
    <style:style style:name="Cuadro" style:family="graphic" style:parent-style-name="standard">
      <style:graphic-properties svg:stroke-width="0cm" draw:marker-start-width="0.31cm" draw:marker-end-width="0.31cm" draw:fill="solid" draw:fill-color="#e6e6e6"/>
    </style:style>
    <style:style style:name="Box" style:family="graphic" style:parent-style-name="standard">
      <style:graphic-properties svg:stroke-width="0.051cm" draw:marker-start-width="0.381cm" draw:marker-end-width="0.381cm"/>
      <style:text-properties style:font-name="Arial4" fo:font-family="Arial" style:font-style-name="Predeterminado" style:font-family-generic="swiss" style:font-pitch="variable" fo:font-size="8pt"/>
    </style:style>
    <style:style style:name="Text_20_Ctr" style:display-name="Text Ctr" style:family="graphic" style:parent-style-name="standard">
      <style:graphic-properties draw:stroke="none" draw:textarea-vertical-align="middle"/>
      <style:paragraph-properties fo:line-height="75%"/>
      <style:text-properties style:font-name="Arial4" fo:font-family="Arial" style:font-style-name="Predeterminado" style:font-family-generic="swiss" style:font-pitch="variable" fo:font-size="7pt"/>
    </style:style>
    <style:style style:name="Filled_20_Box" style:display-name="Filled Box" style:family="graphic">
      <style:graphic-properties draw:fill="solid" draw:fill-color="#cccccc"/>
      <style:text-properties style:font-name="Arial4" fo:font-family="Arial" style:font-style-name="Predeterminado" style:font-family-generic="swiss" style:font-pitch="variable" fo:font-size="9pt"/>
    </style:style>
    <style:style style:name="Light_20_Filled_20_Box" style:display-name="Light Filled Box" style:family="graphic">
      <style:graphic-properties draw:fill="none" draw:fill-color="#f5f5f5" draw:fill-image-width="0cm" draw:fill-image-height="0cm"/>
      <style:text-properties style:font-name="Arial2" fo:font-family="Arial" style:font-style-name="Normal" style:font-family-generic="swiss" style:font-pitch="variable" fo:font-size="9pt"/>
    </style:style>
    <style:style style:name="Dashed_20_line" style:display-name="Dashed line" style:family="graphic" style:parent-style-name="standard">
      <style:graphic-properties draw:stroke="dash" draw:stroke-dash="Ultrafine_20_Dashed" svg:stroke-width="0.025cm" draw:marker-start-width="0.33cm" draw:marker-end-width="0.33cm"/>
    </style:style>
    <style:style style:name="Text_20_Right" style:display-name="Text Right" style:family="graphic" style:parent-style-name="Text_20_Ctr">
      <style:graphic-properties draw:textarea-horizontal-align="right" fo:padding-left="0.127cm" fo:padding-right="0.127c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1-24T08:27:31</meta:creation-date>
    <dc:date>2015-08-28T09:19:01.225419870</dc:date>
    <meta:editing-duration>P1DT7H41M22S</meta:editing-duration>
    <meta:editing-cycles>63</meta:editing-cycles>
    <meta:generator>LibreOffice/4.4.2.2$Linux_X86_64 LibreOffice_project/40m0$Build-2</meta:generator>
    <meta:document-statistic meta:object-count="72"/>
    <meta:user-defined meta:name="Información 1"/>
    <meta:user-defined meta:name="Información 2"/>
    <meta:user-defined meta:name="Información 3"/>
    <meta:user-defined meta:name="Información 4"/>
  </office:meta>
</office:document-meta>
</file>